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paragraph-rsid="0029676f"/>
    </style:style>
    <style:style style:name="P2" style:family="paragraph" style:parent-style-name="Standard">
      <style:text-properties officeooo:paragraph-rsid="001a46a5"/>
    </style:style>
    <style:style style:name="P3" style:family="paragraph" style:parent-style-name="Standard">
      <style:text-properties officeooo:paragraph-rsid="001af629"/>
    </style:style>
    <style:style style:name="P4" style:family="paragraph" style:parent-style-name="Standard">
      <style:text-properties officeooo:paragraph-rsid="001b9c44"/>
    </style:style>
    <style:style style:name="P5" style:family="paragraph" style:parent-style-name="Standard">
      <style:text-properties officeooo:paragraph-rsid="001ebb7b"/>
    </style:style>
    <style:style style:name="P6" style:family="paragraph" style:parent-style-name="Standard">
      <style:text-properties officeooo:paragraph-rsid="00201b56"/>
    </style:style>
    <style:style style:name="P7" style:family="paragraph" style:parent-style-name="Standard">
      <style:text-properties officeooo:paragraph-rsid="0021b4ed"/>
    </style:style>
    <style:style style:name="P8" style:family="paragraph" style:parent-style-name="Standard">
      <style:text-properties officeooo:paragraph-rsid="00234b29"/>
    </style:style>
    <style:style style:name="P9" style:family="paragraph" style:parent-style-name="Standard">
      <style:text-properties officeooo:paragraph-rsid="00253ce5"/>
    </style:style>
    <style:style style:name="P10" style:family="paragraph" style:parent-style-name="Standard">
      <style:text-properties officeooo:paragraph-rsid="00270c34"/>
    </style:style>
    <style:style style:name="P11" style:family="paragraph" style:parent-style-name="Standard">
      <style:text-properties officeooo:paragraph-rsid="002bfa63"/>
    </style:style>
    <style:style style:name="P12" style:family="paragraph" style:parent-style-name="Standard">
      <style:text-properties style:text-underline-style="solid" style:text-underline-width="auto" style:text-underline-color="font-color" officeooo:paragraph-rsid="001b9c44"/>
    </style:style>
    <style:style style:name="P13" style:family="paragraph" style:parent-style-name="Standard">
      <style:text-properties style:text-underline-style="solid" style:text-underline-width="auto" style:text-underline-color="font-color" officeooo:paragraph-rsid="0021b4ed"/>
    </style:style>
    <style:style style:name="P14" style:family="paragraph" style:parent-style-name="Standard">
      <style:text-properties style:text-underline-style="solid" style:text-underline-width="auto" style:text-underline-color="font-color" officeooo:paragraph-rsid="00234b29"/>
    </style:style>
    <style:style style:name="P15" style:family="paragraph" style:parent-style-name="Standard">
      <style:text-properties style:text-underline-style="solid" style:text-underline-width="auto" style:text-underline-color="font-color" officeooo:paragraph-rsid="002c60f5"/>
    </style:style>
    <style:style style:name="P16" style:family="paragraph" style:parent-style-name="Standard">
      <style:text-properties style:text-underline-style="solid" style:text-underline-width="auto" style:text-underline-color="font-color" officeooo:paragraph-rsid="002cb643"/>
    </style:style>
    <style:style style:name="P17" style:family="paragraph" style:parent-style-name="Standard">
      <style:text-properties style:text-underline-style="solid" style:text-underline-width="auto" style:text-underline-color="font-color" officeooo:paragraph-rsid="002ccb42"/>
    </style:style>
    <style:style style:name="P18" style:family="paragraph" style:parent-style-name="Standard">
      <style:text-properties style:text-underline-style="none" officeooo:paragraph-rsid="002c60f5"/>
    </style:style>
    <style:style style:name="P19" style:family="paragraph" style:parent-style-name="Standard">
      <style:text-properties style:text-underline-style="none" officeooo:paragraph-rsid="002cb643"/>
    </style:style>
    <style:style style:name="P20" style:family="paragraph" style:parent-style-name="Standard">
      <style:text-properties officeooo:paragraph-rsid="002ccb42"/>
    </style:style>
    <style:style style:name="P21" style:family="paragraph" style:parent-style-name="Standard">
      <style:text-properties officeooo:paragraph-rsid="002d2c6a"/>
    </style:style>
    <style:style style:name="P22" style:family="paragraph" style:parent-style-name="Standard">
      <style:paragraph-properties fo:break-before="page"/>
      <style:text-properties officeooo:paragraph-rsid="00270c34"/>
    </style:style>
    <style:style style:name="P23" style:family="paragraph" style:parent-style-name="Standard">
      <style:paragraph-properties fo:break-before="page"/>
      <style:text-properties style:text-underline-style="solid" style:text-underline-width="auto" style:text-underline-color="font-color" officeooo:paragraph-rsid="00270c34"/>
    </style:style>
    <style:style style:name="P24" style:family="paragraph" style:parent-style-name="Standard" style:list-style-name="L1">
      <style:text-properties officeooo:paragraph-rsid="001b9c44"/>
    </style:style>
    <style:style style:name="P25" style:family="paragraph" style:parent-style-name="Standard" style:list-style-name="L1">
      <style:text-properties officeooo:paragraph-rsid="001d4e98"/>
    </style:style>
    <style:style style:name="P26" style:family="paragraph" style:parent-style-name="Standard" style:list-style-name="L2">
      <style:text-properties style:text-underline-style="none" officeooo:paragraph-rsid="002c60f5"/>
    </style:style>
    <style:style style:name="P27" style:family="paragraph" style:parent-style-name="Standard">
      <style:text-properties officeooo:paragraph-rsid="002e1f23"/>
    </style:style>
    <style:style style:name="P28" style:family="paragraph" style:parent-style-name="Standard">
      <style:text-properties officeooo:paragraph-rsid="002fb2ad"/>
    </style:style>
    <style:style style:name="P29" style:family="paragraph" style:parent-style-name="Standard">
      <style:text-properties officeooo:paragraph-rsid="0030c95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pecialist Diary</text:p>
      <text:p text:style-name="P2">Local avoidance techniques – Flocking, Social forces, RVO</text:p>
      <text:p text:style-name="P2"/>
      <text:p text:style-name="P5">1/3/15</text:p>
      <text:p text:style-name="P5">Initial research</text:p>
      <text:p text:style-name="P5">RVO – icra2008.pdf , p177-guy(1).pdf , RVO_unity.pdf</text:p>
      <text:p text:style-name="P5">Flocking</text:p>
      <text:p text:style-name="P5">Social Forces</text:p>
      <text:p text:style-name="P2"/>
      <text:p text:style-name="P2">14/3/15</text:p>
      <text:p text:style-name="P3">started looking into design patterns - <text:a xlink:type="simple" xlink:href="http://www.oodesign.com/">http://www.oodesign.com/</text:a> </text:p>
      <text:p text:style-name="P6">Started implementing frame work</text:p>
      <text:p text:style-name="P3"/>
      <text:p text:style-name="P4"/>
      <text:p text:style-name="P22">Week 0 – commencing 16/03/15</text:p>
      <text:p text:style-name="P10"/>
      <text:p text:style-name="P12">16/3/15</text:p>
      <text:p text:style-name="P4">more research:</text:p>
      <text:list xml:id="list4500041344538098384" text:style-name="L1">
        <text:list-item>
          <text:p text:style-name="P24">crowdSim_psychologocalModel</text:p>
        </text:list-item>
        <text:list-item>
          <text:p text:style-name="P24">PLEdestrian</text:p>
        </text:list-item>
        <text:list-item>
          <text:p text:style-name="P24">Crowd Simulation Incorporating Agent Psychological Models, Roles and Communication</text:p>
        </text:list-item>
        <text:list-item>
          <text:p text:style-name="P24">General Adaption Syndrome Theory</text:p>
        </text:list-item>
        <text:list-item>
          <text:p text:style-name="P24">Spatial indexing agent based crowd sim</text:p>
        </text:list-item>
        <text:list-item>
          <text:p text:style-name="P25">Social Flocks: A Crowd Simulation Framework for Social Network Generation, Community Detection, and Collective Behavior Modeling</text:p>
        </text:list-item>
        <text:list-item>
          <text:p text:style-name="P24">//individual agent control in dense crowd sim</text:p>
        </text:list-item>
      </text:list>
      <text:p text:style-name="P11"/>
      <text:p text:style-name="P11">Flocking now working</text:p>
      <text:p text:style-name="P4"/>
      <text:p text:style-name="P13">17/3/15</text:p>
      <text:p text:style-name="P7">research into spatial hashing - <text:a xlink:type="simple" xlink:href="http://www.gamedev.net/page/resources/_/technical/game-programming/spatial-hashing-r2697">http://www.gamedev.net/page/resources/_/technical/game-programming/spatial-hashing-r2697</text:a> </text:p>
      <text:p text:style-name="P7"/>
      <text:p text:style-name="P7"/>
      <text:p text:style-name="P14">18/3/15</text:p>
      <text:p text:style-name="P8">Started implementing Spatial Hashing</text:p>
      <text:p text:style-name="P8"/>
      <text:p text:style-name="P15">19/3/15</text:p>
      <text:p text:style-name="P18">research into continuum dynamic driven crowd</text:p>
      <text:list xml:id="list634197968834564288" text:style-name="L2">
        <text:list-item>
          <text:p text:style-name="P26">p1160-treuille.pdf</text:p>
        </text:list-item>
      </text:list>
      <text:p text:style-name="P8"/>
      <text:p text:style-name="P8"/>
      <text:p text:style-name="P23">Week 1 – commencing 23/03/15</text:p>
      <text:p text:style-name="P9"/>
      <text:p text:style-name="P16">25/03/15</text:p>
      <text:p text:style-name="P19">Hash table implemented.</text:p>
      <text:p text:style-name="P20">Starting RVO</text:p>
      <text:p text:style-name="P20"/>
      <text:p text:style-name="P17">27/03/15</text:p>
      <text:p text:style-name="P20">Understand how to implement RVO now (i think) need to look into ray triangle intersection.</text:p>
      <text:p text:style-name="P20">“randomly” sample velocity rays (starting with velocities close to desired velocity and current velocity).</text:p>
      <text:p text:style-name="P20">Fire ray with direction = velocity from agents position to VO triangle with apex at (Va+Vb)/2</text:p>
      <text:p text:style-name="P20"/>
      <text:p text:style-name="P21">Starting researching CUDA</text:p>
      <text:p text:style-name="P23">Week 2 - commencing 30/03/15</text:p>
      <text:p text:style-name="P9"/>
      <text:p text:style-name="P9"/>
      <text:p text:style-name="P23">Week 3 – commencing <text:s/>06/04/15</text:p>
      <text:p text:style-name="P9"/>
      <text:p text:style-name="P9"/>
      <text:p text:style-name="P23">Week 4 – commencing 13/04/15</text:p>
      <text:p text:style-name="P22">Week 5 – commencing 20/04/15</text:p>
      <text:p text:style-name="P29">Tuesday:</text:p>
      <text:p text:style-name="P29">RVO working</text:p>
      <text:p text:style-name="P9"/>
      <text:p text:style-name="P22">Week 6 – commencing 27/04/15</text:p>
      <text:p text:style-name="P29">Monday 27/04/15:</text:p>
      <text:p text:style-name="P27">As RVO is only local avoidance it can be layered on top of other global navigation techniques used in crowd simulation. So I started implementing the Social forces model into my system.</text:p>
      <text:p text:style-name="P27">This works by using the Social Force model to find the new desired location and thus desired velocity of the agent according to its neighbours. This desired velocity is fed to the RVO local avoidance system and the rest is magic! This produced very interesting results.</text:p>
      <text:p text:style-name="P28">My social force method creates an attraction force to the agents neighbours and weights this force according to how far from their goal they are. The closer to the goal they are the less weighted the social force has. This is a very simple implementation as I am not focusing on it however this could be further developed to create different interaction between different type of agents all the while the local avoidance system, RVO, would counter collisions and keep everything in check.</text:p>
      <text:p text:style-name="P9"/>
      <text:p text:style-name="P22">Week 7 – commencing 04/05/15</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style:font-name-asian="OpenSymbol1" style:font-name-complex="OpenSymbo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9676f"/>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Idris Miles</text:p>
        <text:p text:style-name="MP1">SDAGE Level I</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4T09:13:26.716008360</meta:creation-date>
    <dc:date>2015-04-27T16:00:53</dc:date>
    <meta:editing-duration>P1DT4H37M18S</meta:editing-duration>
    <meta:editing-cycles>24</meta:editing-cycles>
    <meta:generator>LibreOffice/4.0.4.2$Linux_X86_64 LibreOffice_project/400m0$Build-2</meta:generator>
    <dc:creator>Miles Idris</dc:creator>
    <meta:document-statistic meta:table-count="0" meta:image-count="0" meta:object-count="0" meta:page-count="9" meta:paragraph-count="51" meta:word-count="370" meta:character-count="2513" meta:non-whitespace-character-count="2190"/>
  </office:meta>
</office:document-meta>
</file>